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22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0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5-28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5-0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5-02-0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4-10-21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4-08-1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4-05-0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4-02-01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3-10-2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3-07-2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3-04-2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3-02-06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2-08-0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2-05-1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2-02-1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1-11-0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1-08-1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1-05-0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1-02-09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0-11-17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0-08-1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0-05-13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20-02-0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9-11-19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9-10-1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9-08-08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9-04-3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9-01-30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8-11-07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8-07-30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8-04-2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8-01-3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7-11-0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7-08-09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7-05-1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7-02-0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6-11-1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6-08-18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6-05-10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6-02-09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5-11-0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5-08-17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5-05-12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5-02-11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4-11-21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4-08-1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4-05-05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4-02-1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3-10-3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3-08-0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3-05-01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3-01-30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2-11-05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2-08-07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2-05-0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2-01-3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1-11-02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1-05-0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1-02-0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0-11-0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0-08-04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0-05-0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10-02-10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9-11-17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9-11-0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9-08-0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9-05-0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9-02-0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8-11-0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8-08-0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8-05-09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8-01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7-11-0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7-08-1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7-05-17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7-01-29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6-11-02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6-08-0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6-05-12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6-02-0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5-11-01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5-08-08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5-05-04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5-02-0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4-11-0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4-08-1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4-05-06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4-02-18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3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2-05-06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1-05-0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1-02-1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200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8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8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8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87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8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86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8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86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8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3O2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197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14" meta:object-count="0"/>
    <meta:user-defined meta:name="AppVersion">3.0</meta:user-defined>
  </office:meta>
</office:document-meta>
</file>